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vertical-align="middle" fo:min-height="1.708cm"/>
      <style:paragraph-properties style:writing-mode="lr-tb"/>
    </style:style>
    <style:style style:name="gr2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04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58cm" fo:min-width="0.208cm" fo:wrap-option="wrap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0.676cm" fo:min-width="4.5cm" fo:wrap-option="wrap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0.676cm" fo:min-width="6.075cm" fo:wrap-option="wrap"/>
      <style:paragraph-properties style:writing-mode="lr-tb"/>
    </style:style>
    <style:style style:name="gr8" style:family="graphic" style:parent-style-name="standard">
      <style:graphic-properties svg:stroke-color="#43e94b" draw:marker-start="Arrowheads_20_1" draw:marker-start-width="0.3cm" draw:marker-end="Square" draw:marker-end-width="0.3cm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633cm" fo:min-width="0.384cm" fo:wrap-option="wrap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36cm" fo:min-width="0.455cm" fo:wrap-option="wrap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cm" fo:min-width="0.419cm" fo:wrap-option="wrap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424cm" fo:min-width="0.207cm" fo:wrap-option="wrap"/>
      <style:paragraph-properties style:writing-mode="lr-tb"/>
    </style:style>
    <style:style style:name="gr13" style:family="graphic" style:parent-style-name="standard" style:list-style-name="L1">
      <style:graphic-properties draw:fill-color="#ffffff" draw:textarea-horizontal-align="justify" draw:textarea-vertical-align="top" draw:auto-grow-height="false" fo:min-height="1.602cm" fo:min-width="7.741cm" fo:wrap-option="wrap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top" draw:auto-grow-height="false" fo:min-height="1.169cm" fo:min-width="6.725cm" fo:wrap-option="wrap"/>
      <style:paragraph-properties style:writing-mode="lr-tb"/>
    </style:style>
    <style:style style:name="gr15" style:family="graphic" style:parent-style-name="standard">
      <style:graphic-properties svg:stroke-color="#43e94b" draw:marker-start="Arrowheads_20_2" draw:marker-start-width="0.3cm" draw:marker-end="Arrowheads_20_3" draw:marker-end-width="0.3cm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middle" fo:min-height="1.708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tyle="italic" style:font-style-asian="italic" style:font-style-complex="italic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 style:writing-mode="lr-tb"/>
      <style:text-properties style:font-name="Liberation Sans1" fo:font-size="14pt" style:font-size-asian="14pt" style:font-size-complex="14pt"/>
    </style:style>
    <style:style style:name="P8" style:family="paragraph">
      <loext:graphic-properties draw:fill-color="#ffffff"/>
      <style:paragraph-properties fo:text-align="start" style:writing-mode="lr-tb"/>
      <style:text-properties style:font-name="Liberation Sans1" fo:font-size="14pt" style:font-size-asian="14pt" style:font-size-complex="14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start"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FreeMono1" fo:font-style="normal" style:font-style-asian="normal" style:font-style-complex="normal"/>
    </style:style>
    <style:style style:name="T4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Liberation Sans1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cm" svg:height="1.958cm" svg:x="3.25cm" svg:y="17.3cm">
          <draw:text-box>
            <text:p text:style-name="P1"><text:span text:style-name="T1">MESSAGE &lt;type&gt; &lt;value&gt; &lt;to&gt;</text:span><text:span text:style-name="T2">&lt;from&gt;</text:span></text:p>
          </draw:text-box>
        </draw:frame>
        <draw:line draw:style-name="gr2" draw:text-style-name="P3" draw:layer="layout" svg:x1="0.5cm" svg:y1="13cm" svg:x2="20.5cm" svg:y2="13cm">
          <text:p/>
        </draw:line>
        <draw:line draw:style-name="gr3" draw:text-style-name="P3" draw:layer="layout" svg:x1="5.5cm" svg:y1="7.45cm" svg:x2="16cm" svg:y2="7.45cm">
          <text:p/>
        </draw:line>
        <draw:frame draw:style-name="gr4" draw:text-style-name="P5" draw:layer="layout" svg:width="5.75cm" svg:height="1.454cm" svg:x="5.25cm" svg:y="5.05cm">
          <draw:text-box>
            <text:p text:style-name="P4"><text:span text:style-name="T3">POST </text:span><text:span text:style-name="T2">&lt;name&gt;</text:span></text:p>
          </draw:text-box>
        </draw:frame>
        <draw:custom-shape draw:style-name="gr5" draw:text-style-name="P6" draw:layer="layout" svg:width="1cm" svg:height="1cm" svg:x="4.45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15.851cm" svg:y="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5.4cm" svg:height="1cm" svg:x="1.75cm" svg:y="3.5cm">
          <text:p text:style-name="P7"><text:span text:style-name="T4">CONNECT &amp; SEND</text:span></text:p>
          <draw:enhanced-geometry svg:viewBox="0 0 21600 21600" draw:text-areas="800 800 20800 20800" draw:type="round-rectangular-callout" draw:modifiers="10354.0825773005 81285.9140859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7.099cm" svg:height="1cm" svg:x="10.151cm" svg:y="9.2cm">
          <text:p text:style-name="P7"><text:span text:style-name="T4">LISTEN, ACCEPT &amp; SEND</text:span></text:p>
          <draw:enhanced-geometry svg:viewBox="0 0 21600 21600" draw:text-areas="800 800 20800 20800" draw:type="round-rectangular-callout" draw:modifiers="17845.8591549296 -25613.5864135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4" draw:layer="layout" svg:x1="9cm" svg:y1="6.95cm" svg:x2="5cm" svg:y2="6.95cm">
          <text:p/>
        </draw:line>
        <draw:custom-shape draw:style-name="gr9" draw:text-style-name="P10" draw:layer="layout" svg:width="1.25cm" svg:height="1.249cm" svg:x="5.75cm" svg:y="19.001cm">
          <text:p text:style-name="P9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349cm" svg:height="1.252cm" svg:x="11.901cm" svg:y="19cm">
          <text:p text:style-name="P9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299cm" svg:height="1.202cm" svg:x="2cm" svg:y="16.548cm">
          <text:p text:style-name="P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999cm" svg:height="0.952cm" svg:x="18cm" svg:y="22.298cm">
          <text:p text:style-name="P9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8.899cm" svg:height="2cm" svg:x="1.351cm" svg:y="26.3cm">
          <text:p text:style-name="P11"><text:span text:style-name="T5">def client(self):</text:span></text:p>
          <text:p text:style-name="P11"><text:span text:style-name="T5"><text:tab/></text:span><text:span text:style-name="T5">m = self.select(Connected,...)</text:span></text:p>
          <text:p text:style-name="P11"><text:span text:style-name="T5"><text:tab/></text:span><text:span text:style-name="T5">self.send(User(name),...)</text:span></text:p>
          <draw:enhanced-geometry svg:viewBox="0 0 21600 21600" draw:mirror-horizontal="false" draw:mirror-vertical="false" draw:text-areas="800 800 20800 20800" draw:type="round-rectangular-callout" draw:modifiers="12307.1460674157 -63796.1019490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7.801cm" svg:height="1.531cm" svg:x="11.5cm" svg:y="26.35cm">
          <text:p text:style-name="P7"><text:span text:style-name="T6">def server(self):</text:span></text:p>
          <text:p text:style-name="P7"><text:span text:style-name="T6"><text:tab/></text:span><text:span text:style-name="T6">m = self.select(User,...)</text:span></text:p>
          <text:p text:style-name="P7"><text:span text:style-name="T6"/></text:p>
          <draw:enhanced-geometry svg:viewBox="0 0 21600 21600" draw:text-areas="800 800 20800 20800" draw:type="round-rectangular-callout" draw:modifiers="18950.5255062804 -41240.2088772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4" draw:layer="layout" svg:x1="3.25cm" svg:y1="17.25cm" svg:x2="6cm" svg:y2="19.25cm">
          <text:p/>
        </draw:line>
        <draw:line draw:style-name="gr15" draw:text-style-name="P4" draw:layer="layout" svg:x1="7cm" svg:y1="19.5cm" svg:x2="11.75cm" svg:y2="19.5cm">
          <text:p/>
        </draw:line>
        <draw:line draw:style-name="gr15" draw:text-style-name="P4" draw:layer="layout" svg:x1="13.25cm" svg:y1="19.75cm" svg:x2="18cm" svg:y2="22.5cm">
          <text:p/>
        </draw:line>
        <draw:custom-shape draw:style-name="gr16" draw:text-style-name="P13" draw:layer="layout" svg:width="7.5cm" svg:height="2.25cm" svg:x="7.35cm" svg:y="23.8cm">
          <text:p text:style-name="P13"><text:span text:style-name="T7">Class User(object):</text:span></text:p>
          <text:p text:style-name="P13"><text:span text:style-name="T7"><text:tab/></text:span><text:span text:style-name="T7">def __init__(self, name)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2.5cm" svg:height="0.962cm" svg:x="9cm" svg:y="1.75cm">
          <draw:text-box>
            <text:p text:style-name="P4">HTTP</text:p>
          </draw:text-box>
        </draw:frame>
        <draw:frame draw:style-name="gr18" draw:text-style-name="P15" draw:layer="layout" svg:width="8.5cm" svg:height="1.25cm" svg:x="5.1cm" svg:y="13.55cm">
          <draw:text-box>
            <text:p>LAYER CAKE</text:p>
          </draw:text-box>
        </draw:frame>
        <draw:frame draw:style-name="gr19" draw:text-style-name="P2" draw:layer="layout" svg:width="7.55cm" svg:height="1.958cm" svg:x="0.45cm" svg:y="14.8cm">
          <draw:text-box>
            <text:p text:style-name="P1"><text:span text:style-name="T1">SEND User &lt;to&gt;</text:span></text:p>
          </draw:text-box>
        </draw:frame>
        <draw:frame draw:style-name="gr20" draw:text-style-name="P2" draw:layer="layout" svg:width="9.35cm" svg:height="1.25cm" svg:x="10.95cm" svg:y="20.6cm">
          <draw:text-box>
            <text:p text:style-name="P1"><text:span text:style-name="T1">RECEIVED User &lt;from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Square" svg:viewBox="0 0 10 10" svg:d="M0 0h10v10h-1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6T07:46:11.459390445</meta:creation-date>
    <dc:date>2025-01-10T08:25:21.802745061</dc:date>
    <meta:editing-duration>P20DT20H43M56S</meta:editing-duration>
    <meta:editing-cycles>6</meta:editing-cycles>
    <meta:generator>LibreOffice/7.3.7.2$Linux_X86_64 LibreOffice_project/30$Build-2</meta:generator>
    <meta:document-statistic meta:object-count="23"/>
  </office:meta>
</office:document-meta>
</file>